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013" officeooo:paragraph-rsid="0003a013"/>
    </style:style>
    <style:style style:name="P2" style:family="paragraph" style:parent-style-name="Standard">
      <style:text-properties officeooo:rsid="0003a013" officeooo:paragraph-rsid="0003b685"/>
    </style:style>
    <style:style style:name="P3" style:family="paragraph" style:parent-style-name="Standard">
      <style:text-properties officeooo:rsid="0003b685" officeooo:paragraph-rsid="0003b685"/>
    </style:style>
    <style:style style:name="P4" style:family="paragraph" style:parent-style-name="Standard">
      <style:text-properties style:text-underline-style="none" officeooo:rsid="0005b6e6" officeooo:paragraph-rsid="0005b6e6"/>
    </style:style>
    <style:style style:name="P5" style:family="paragraph" style:parent-style-name="Standard">
      <style:text-properties officeooo:rsid="0006a4d3" officeooo:paragraph-rsid="0006a4d3"/>
    </style:style>
    <style:style style:name="P6" style:family="paragraph" style:parent-style-name="Standard">
      <style:text-properties style:text-underline-style="solid" style:text-underline-width="auto" style:text-underline-color="font-color" officeooo:rsid="0003a013" officeooo:paragraph-rsid="0003a013"/>
    </style:style>
    <style:style style:name="P7" style:family="paragraph" style:parent-style-name="Standard">
      <style:text-properties style:text-underline-style="solid" style:text-underline-width="auto" style:text-underline-color="font-color" officeooo:rsid="0008434e" officeooo:paragraph-rsid="0008434e"/>
    </style:style>
    <style:style style:name="P8" style:family="paragraph" style:parent-style-name="Standard">
      <style:text-properties fo:font-style="normal" officeooo:rsid="0003a013" officeooo:paragraph-rsid="0003b685" style:font-style-asian="normal" style:font-style-complex="normal"/>
    </style:style>
    <style:style style:name="P9" style:family="paragraph" style:parent-style-name="Standard">
      <style:text-properties fo:font-style="normal" officeooo:rsid="0003a013" officeooo:paragraph-rsid="0003a013" style:font-style-asian="normal" style:font-style-complex="normal"/>
    </style:style>
    <style:style style:name="P10" style:family="paragraph" style:parent-style-name="Standard">
      <style:text-properties fo:font-style="normal" officeooo:rsid="0003b685" officeooo:paragraph-rsid="0003b685" style:font-style-asian="normal" style:font-style-complex="normal"/>
    </style:style>
    <style:style style:name="P11" style:family="paragraph" style:parent-style-name="Standard">
      <style:text-properties fo:font-style="normal" officeooo:rsid="0005b6e6" officeooo:paragraph-rsid="0005b6e6" style:font-style-asian="normal" style:font-style-complex="normal"/>
    </style:style>
    <style:style style:name="P12" style:family="paragraph" style:parent-style-name="Standard">
      <style:text-properties fo:font-style="normal" officeooo:rsid="0006a4d3" officeooo:paragraph-rsid="0006a4d3" style:font-style-asian="normal" style:font-style-complex="normal"/>
    </style:style>
    <style:style style:name="P13" style:family="paragraph" style:parent-style-name="Standard">
      <style:text-properties fo:font-style="normal" style:text-underline-style="solid" style:text-underline-width="auto" style:text-underline-color="font-color" officeooo:rsid="0006a4d3" officeooo:paragraph-rsid="0006a4d3" style:font-style-asian="normal" style:font-style-complex="normal"/>
    </style:style>
    <style:style style:name="P14" style:family="paragraph" style:parent-style-name="Standard">
      <style:text-properties style:text-underline-style="none" officeooo:rsid="0008434e" officeooo:paragraph-rsid="0008434e"/>
    </style:style>
    <style:style style:name="P15" style:family="paragraph" style:parent-style-name="Standard">
      <style:text-properties style:text-underline-style="none" officeooo:rsid="0008cd7a" officeooo:paragraph-rsid="0008cd7a"/>
    </style:style>
    <style:style style:name="P16" style:family="paragraph" style:parent-style-name="Standard">
      <style:text-properties style:text-underline-style="none" officeooo:rsid="0009c443" officeooo:paragraph-rsid="0009c443"/>
    </style:style>
    <style:style style:name="P17" style:family="paragraph" style:parent-style-name="Standard">
      <style:text-properties style:text-underline-style="none" officeooo:rsid="0009c443" officeooo:paragraph-rsid="0009fd16"/>
    </style:style>
    <style:style style:name="P18" style:family="paragraph" style:parent-style-name="Standard">
      <style:text-properties style:text-underline-style="none" officeooo:rsid="0009c443" officeooo:paragraph-rsid="000b5149"/>
    </style:style>
    <style:style style:name="P19" style:family="paragraph" style:parent-style-name="Standard">
      <style:text-properties style:text-underline-style="none" officeooo:rsid="0009fd16" officeooo:paragraph-rsid="0009fd16"/>
    </style:style>
    <style:style style:name="P20" style:family="paragraph" style:parent-style-name="Standard">
      <style:text-properties style:text-underline-style="none" officeooo:rsid="000b5149" officeooo:paragraph-rsid="000b5149"/>
    </style:style>
    <style:style style:name="P21" style:family="paragraph" style:parent-style-name="Standard">
      <style:text-properties officeooo:rsid="0008434e" officeooo:paragraph-rsid="0008434e"/>
    </style:style>
    <style:style style:name="P22" style:family="paragraph" style:parent-style-name="Standard">
      <style:text-properties officeooo:rsid="0008cd7a" officeooo:paragraph-rsid="0008cd7a"/>
    </style:style>
    <style:style style:name="P23" style:family="paragraph" style:parent-style-name="Standard">
      <style:text-properties officeooo:rsid="0009fd16" officeooo:paragraph-rsid="0009fd1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b685" style:font-style-asian="normal" style:font-style-complex="normal"/>
    </style:style>
    <style:style style:name="T4" style:family="text">
      <style:text-properties officeooo:rsid="0009c443"/>
    </style:style>
    <style:style style:name="T5" style:family="text">
      <style:text-properties officeooo:rsid="000b51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me Trabajo Practico Final : Portal</text:p>
      <text:p text:style-name="P1"/>
      <text:p text:style-name="P3">Manual de Proyecto</text:p>
      <text:p text:style-name="P1"/>
      <text:p text:style-name="P1">1 .Integrantes:</text:p>
      <text:p text:style-name="P1"><text:tab/>Di Maria, Franco Martin; <text:tab/>100498</text:p>
      <text:p text:style-name="P1"><text:tab/>Sicardi, Francisco;<text:tab/></text:p>
      <text:p text:style-name="P1"/>
      <text:p text:style-name="P5">2. Enunciado ...</text:p>
      <text:p text:style-name="P1"/>
      <text:p text:style-name="P1">3. Division de Tareas :</text:p>
      <text:p text:style-name="P1"/>
      <text:p text:style-name="P1">Di Maria, Franco Martin :</text:p>
      <text:p text:style-name="P1">Encargado de la interfaz grafico y todo lo que corresponde al cliente.</text:p>
      <text:p text:style-name="P1"/>
      <text:p text:style-name="P1">Sicardi, Francisco : </text:p>
      <text:p text:style-name="P1">Encargado del modelo del juego y todo lo que corresponde al servidor.</text:p>
      <text:p text:style-name="P1"/>
      <text:p text:style-name="P5">4. Evolucion del proyecto</text:p>
      <text:p text:style-name="P5">Inicialmente fue lento, pero mitad del mismo logramos recuperar tiempo y ritmo. Se intento seguir el cronograma propuesto por el enunciado, pero no se logro. Actualmente estamos retrasados con respecto al mismo.</text:p>
      <text:p text:style-name="P1"/>
      <text:p text:style-name="P1">5. Inconvenientes encotrados</text:p>
      <text:p text:style-name="P1">La instalacion de todas y cada una de la librerias, resulto en un incoviniente que conllevo mucho esfuerzo y se consumio gran cantidad de tiempo en lograrlo para ciertos casos (YAML), mientras que para otros aun no se logro (Ejemplo FFMPEG).</text:p>
      <text:p text:style-name="P1">Las librerias vienen con cientos de leaks, que nos llevo a tener que utilizar archivos de supresiones para poder abtraernos de ellos.</text:p>
      <text:p text:style-name="P6"/>
      <text:p text:style-name="P4">6. Analisis de puntos pendientes :</text:p>
      <text:p text:style-name="P4"/>
      <text:p text:style-name="P4">En un primer intento de realizar la ventanas de login con QT , se descubrio que tras ejecutar algun ciclo cualquiera de Qapplication, luego el juego funciona lagueado, y medio mal. Falta encontrar el origen del problema y solucionarlo.</text:p>
      <text:p text:style-name="P4"/>
      <text:p text:style-name="P4">Falta la correcta instalacion de la librería FFMPEG, asi como la implementacion de la caracteristica del grabar videos en el juego.</text:p>
      <text:p text:style-name="P4"/>
      <text:p text:style-name="P4">En el modelo de juego faltan implementar los emisores, receptores de bolas de energia (con estas ultimas inclusive), implementar la barreras de energia. e implementar algunas de las tantas formas de matar a Chell.</text:p>
      <text:p text:style-name="P4"/>
      <text:p text:style-name="P4">En la interfaz del usuario hace falta mejorar las animaciones de los portales, de Chell disparando, entre otros. Tambien hace falta encontrar mejores efectos de sonido para el salto y la muerte de Chell. Con respecto al sonido del salto, la forma en la que esta implementada puede no ser la mejor, por lo que tal vez haya que replantearsela.</text:p>
      <text:p text:style-name="P4"/>
      <text:p text:style-name="P14">A grandes rasgos el codigo tiene varias cosas a refactorizar : metodos largos, codigo repetido, metodos y atributos que ya no se utilizan. Requiere dedicarlo tiempo para refactorizar.</text:p>
      <text:p text:style-name="P7"/>
      <text:p text:style-name="P1">7. Herramientas</text:p>
      <text:p text:style-name="P3"><text:soft-page-break/></text:p>
      <text:p text:style-name="P3">Editores de texto :</text:p>
      <text:p text:style-name="P3"><text:tab/>Sublime Text 2 → Di Maria, Franco Martin </text:p>
      <text:p text:style-name="P3"/>
      <text:p text:style-name="P3">Interfaces de desarrollo</text:p>
      <text:p text:style-name="P3"><text:tab/>C Lion <text:s/>→ <text:span text:style-name="T2">Sicardi, Francisco</text:span> </text:p>
      <text:p text:style-name="P8"/>
      <text:p text:style-name="P8">Para debugging se utilizo GDB:</text:p>
      <text:p text:style-name="P2"><text:span text:style-name="T2"><text:tab/></text:span><text:span text:style-name="T3">Di Maria, Franco Martin, utilizo GDB por consola.</text:span></text:p>
      <text:p text:style-name="P10"><text:tab/>Sicardi, Francisco, utilizo GDB a traves de CLion</text:p>
      <text:p text:style-name="P1"/>
      <text:p text:style-name="P1">Las ventanas de login se estan haciendo a traves de la herramienta <text:span text:style-name="T1">designer </text:span><text:span text:style-name="T2">de la librería QT5.</text:span></text:p>
      <text:p text:style-name="P9"/>
      <text:p text:style-name="P10">Para analizar y editar imagenes utilizadas en las animaciones del proyecto se utilizo GIMP 2.0</text:p>
      <text:p text:style-name="P10"/>
      <text:p text:style-name="P10">Para obtenecion de audio / sonidos para el juego se utilizo la pagina :</text:p>
      <text:p text:style-name="P3"><text:span text:style-name="T2"><text:tab/></text:span><text:a xlink:type="simple" xlink:href="https://www.saveclipbro.com/" text:style-name="Internet_20_link" text:visited-style-name="Visited_20_Internet_20_Link"><text:span text:style-name="T2">https://www.saveclipbro.com/</text:span></text:a></text:p>
      <text:p text:style-name="P10"/>
      <text:p text:style-name="P11">Este informe esta escrito en LibreOffice Writer.</text:p>
      <text:p text:style-name="P11"/>
      <text:p text:style-name="P12">8. Conclusiones</text:p>
      <text:p text:style-name="P13"/>
      <text:p text:style-name="P12">Instalar librerias externas es dificil, y consume mucho tiempo.</text:p>
      <text:p text:style-name="P12"/>
      <text:p text:style-name="P12">Debuggear memoria con valgrind es complicado al usar librerias externas dado la gran cantidad de leaks que traen con ellas. Se pueden armar archivos de supresiones, pero al no poder generalizarlos para todas las maquinas es dificil saber si fue armado bien, en especial cuando el mismo es largo y extenso.</text:p>
      <text:p text:style-name="P12"/>
      <text:p text:style-name="P12">En proyectos es facil gastar mucho tiempo pensando y dando vueltas en como lograr uno o varios features, por lo que para poder avanzar y ser fiel a cronogramas puede convenir no pensar, codear, y luego refactorizar. Bajo este procedimento, tal vez el codigo no quede lo muy bonito, pero se puede avanzar con mayor facilidad y rapidez.</text:p>
      <text:p text:style-name="P12"/>
      <text:p text:style-name="P21">Documentacion Tecnica</text:p>
      <text:p text:style-name="P21"/>
      <text:p text:style-name="P21">1. Requierimientos de Software</text:p>
      <text:p text:style-name="P21"/>
      <text:p text:style-name="P21">Se requiere instalar las librerias :</text:p>
      <text:p text:style-name="P21"><text:tab/>SDL</text:p>
      <text:p text:style-name="P21"><text:tab/>SDL_mixer</text:p>
      <text:p text:style-name="P21"><text:tab/>QT5 (Proximamente)</text:p>
      <text:p text:style-name="P21">El programa tambien utliza las librerias :</text:p>
      <text:p text:style-name="P21"><text:tab/>YAML</text:p>
      <text:p text:style-name="P21"><text:tab/>Box2d</text:p>
      <text:p text:style-name="P21">Estas ultimos estan integradas como librerias externas en el repositorio del proyecto.</text:p>
      <text:p text:style-name="P21"/>
      <text:p text:style-name="P21">Proximamente, tambien hara falta considerar la librería FFMPEG.</text:p>
      <text:p text:style-name="P21"/>
      <text:p text:style-name="P21">2. Descripción general</text:p>
      <text:p text:style-name="P21"/>
      <text:p text:style-name="P21">Modulo <text:span text:style-name="T1">common</text:span></text:p>
      <text:p text:style-name="P21"><text:soft-page-break/>1. Descripcion general</text:p>
      <text:p text:style-name="P21">Este modulo corresponde a las clases que utiliza tanto el cliente como el servidor: sockets, colas, protocolo de comunicacion</text:p>
      <text:p text:style-name="P21"/>
      <text:p text:style-name="P22">2. Clases</text:p>
      <text:p text:style-name="P22">/<text:span text:style-name="T4">common</text:span></text:p>
      <text:p text:style-name="P22">BlockingQueue : Es una cola bloqueante</text:p>
      <text:p text:style-name="P22">ThreadSafeQueue : Es una cola no bloqueante pero que segura para comunicar hilos.</text:p>
      <text:p text:style-name="P15">PortalException : Excepcion del juego</text:p>
      <text:p text:style-name="P16">Thread : clase padre para hilos de ejecucion</text:p>
      <text:p text:style-name="P16"/>
      <text:p text:style-name="P16">/common/connector</text:p>
      <text:p text:style-name="P16"/>
      <text:p text:style-name="P16">Socket : es un socket generico con metodos para ser usado para un cliente y para un servidor</text:p>
      <text:p text:style-name="P16">Connector : wrapper del socket, con metodos para enviar y recibir distintos tipos de datos</text:p>
      <text:p text:style-name="P16">SocketException : Excepcion del socket.</text:p>
      <text:p text:style-name="P16"/>
      <text:p text:style-name="P16">/common/protocol/event</text:p>
      <text:p text:style-name="P16">Event : Clase padre de un evento del juego. Los eventos son enviados por el servidor al cliente, para comunicarle cambios en el juego.</text:p>
      <text:p text:style-name="P16">Los eventos tienen un nombre/tipo y pueden contener informacion adicional necesario para cada evento en especifico</text:p>
      <text:p text:style-name="P16">GameStartsEvent : Evento para comunicar el inicio del juego.</text:p>
      <text:p text:style-name="P16">GrabRockEvent : Evento para comunicar que Chell debe agarrar una roca.</text:p>
      <text:p text:style-name="P16">ThrowRockEvent : Evento para comunicar que cierta roca debe ser soltada.</text:p>
      <text:p text:style-name="P16">ObjectSwitchEvent : Evento para comunicar que un objeto del juego de cambio su estado.</text:p>
      <text:p text:style-name="P16">ObjectMovesEvent : Evento para comunicar que un objeto del juego de cambiar su posicion en el mapa de juego.</text:p>
      <text:p text:style-name="P16">PlayerDiesEvent : Evento para comunicar que un jugador a muerto</text:p>
      <text:p text:style-name="P16">PlayerLosesEvent : Evento para comunicar que un juegador a perdido la partida.</text:p>
      <text:p text:style-name="P16">PlayerWinsEvent : Evento para cominar que un jugador a ganado la partida</text:p>
      <text:p text:style-name="P21"/>
      <text:p text:style-name="P16">/common/protocol/game_action</text:p>
      <text:p text:style-name="P19">GameAction : Clase padre de una accion del juego. Las acciones del juego son enviados por el cliente al servidor, para comunicar un accion a realizar.</text:p>
      <text:p text:style-name="P19">Las acciones del juego llevan un nombre, y pueden contener informacion adicional necesario para realizar dicha accion.</text:p>
      <text:p text:style-name="P19">CoordsAction : Es una accion del juego que contiene un informacion extra sobre una posicion x,y en el mapa de juego.</text:p>
      <text:p text:style-name="P21"/>
      <text:p text:style-name="P21"/>
      <text:p text:style-name="P23">4. Descripcion de archivos y protocolos</text:p>
      <text:p text:style-name="P17"/>
      <text:p text:style-name="P17">/common/protocol</text:p>
      <text:p text:style-name="P17">protocol_code.h : contiene varios enum, que se utilizan en la comunicación de entre cliente y servidor, y tambien entre hilos : </text:p>
      <text:p text:style-name="P18"><text:tab/><text:span text:style-name="T5">enum <text:s/>CommandName : uint8_t {…}</text:span></text:p>
      <text:p text:style-name="P17"><text:span text:style-name="T5">Se utiliza para comunicar la forma en la que se quiere iniciar un juego: creando un nueva partida o uniendose a una existente.</text:span></text:p>
      <text:p text:style-name="P18"><text:tab/><text:span text:style-name="T5">enum JoinGameResponde : uint8_t {…}</text:span></text:p>
      <text:p text:style-name="P20">Se utiliza para comunicar el resultado de la creacion y union a un juego.</text:p>
      <text:p text:style-name="P20"><text:tab/>enum EventType : uint8_t {…}</text:p>
      <text:p text:style-name="P20"><text:soft-page-break/>Se utiliza para nombrar y comunicar los distintos tipos de eventos provenientes del juego. De esta forma el cliente sabe que evento esta recibidiendo y que clase usar.</text:p>
      <text:p text:style-name="P20"><text:tab/>enum GameActionName : uint8_t {…}</text:p>
      <text:p text:style-name="P20">Se utiliza para nombrar y comunicar las distintas las acciones hacias el juego. De esta manera, el servidor sabe que accion del juego esta recibiendo y clase usar.</text:p>
      <text:p text:style-name="P20"/>
      <text:p text:style-name="P21"/>
      <text:p text:style-name="P21">Modulo <text:span text:style-name="T1">client</text:span></text:p>
      <text:p text:style-name="P21"/>
      <text:p text:style-name="P21">Modulo <text:span text:style-name="T1">server</text:span></text:p>
      <text:p text:style-name="P21"/>
      <text:p text:style-name="P21"/>
      <text:p text:style-name="P2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7:18:26.729755525</meta:creation-date>
    <dc:date>2019-06-11T08:48:55.074676958</dc:date>
    <meta:editing-duration>PT41M48S</meta:editing-duration>
    <meta:editing-cycles>5</meta:editing-cycles>
    <meta:generator>LibreOffice/5.1.6.2$Linux_X86_64 LibreOffice_project/10m0$Build-2</meta:generator>
    <meta:document-statistic meta:table-count="0" meta:image-count="0" meta:object-count="0" meta:page-count="4" meta:paragraph-count="93" meta:word-count="1060" meta:character-count="6557" meta:non-whitespace-character-count="5564"/>
  </office:meta>
</office:document-meta>
</file>